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2.037cm" fo:margin-right="0cm" fo:text-indent="-2.037cm" style:auto-text-indent="false">
        <style:tab-stops/>
      </style:paragraph-properties>
    </style:style>
    <style:style style:name="P3" style:family="paragraph" style:parent-style-name="Standard">
      <style:paragraph-properties fo:margin-left="2.037cm" fo:margin-right="0cm" fo:text-indent="-2.037cm" style:auto-text-indent="false">
        <style:tab-stops/>
      </style:paragraph-properties>
    </style:style>
    <style:style style:name="P4" style:family="paragraph" style:parent-style-name="Standard">
      <style:paragraph-properties fo:margin-left="2.037cm" fo:margin-right="0cm" fo:text-indent="-2.037cm" style:auto-text-indent="false">
        <style:tab-stops/>
      </style:paragraph-properties>
      <style:text-properties officeooo:rsid="001ed6df" officeooo:paragraph-rsid="001ed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CIONES <text:s/>DE <text:s/>INTERÉS</text:p>
      <text:p text:style-name="Standard"/>
      <text:p text:style-name="Standard"/>
      <text:p text:style-name="Standard"/>
      <text:p text:style-name="P2"><text:a xlink:type="simple" xlink:href="http://es.wikipedia.org/wiki/Tabla_de_asignación_de_archivos">http://es.wikipedia.org/wiki/Tabla_de_asignaci%C3%B3n_de_archivos</text:a> .- contiene la estructura de la FAT y el directorio de una partición FAT32.</text:p>
      <text:p text:style-name="P2"/>
      <text:p text:style-name="P2"><text:a xlink:type="simple" xlink:href="http://eraunatonteria.wordpress.com/2012/05/21/recuperacion-rapida-y-fiable-de-ficheros-borrados-en-particiones-ext3-y-ext4/">http://eraunatonteria.wordpress.com/2012/05/21/recuperacion-rapida-y-fiable-de-ficheros-borrados-en-particiones-ext3-y-ext4/</text:a> .- recuperación de ficheros borrados de particiones ext3 o ext4. También hay una copia en local en <text:a xlink:type="simple" xlink:href="smb://RecuperarFicheros.pdf/">RecuperarFicheros.pdf</text:a></text:p>
      <text:p text:style-name="P2"/>
      <text:p text:style-name="P4"><text:a xlink:type="simple" xlink:href="http://msdn.microsoft.com/es-es/library/dn293283.aspx">http://msdn.microsoft.com/es-es/library/dn293283.aspx</text:a> .- Explicación para instalar Windows en partición GPT o MBR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4-06T10:41:02</meta:creation-date>
    <dc:date>2014-05-09T20:04:39.657718790</dc:date>
    <meta:editing-duration>PT2M4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4" meta:word-count="48" meta:character-count="523" meta:non-whitespace-character-count="477"/>
  </office:meta>
</office:document-meta>
</file>